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ndroidMainThreadSupport.createPoster( EventBus 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ndroidMainThreadSupport.isMain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